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">Einführung<text:tab/>1</text:p>
          <text:p text:style-name="P1">Architektur<text:tab/>1</text:p>
          <text:p text:style-name="P1">Datenmodell<text:tab/>1</text:p>
          <text:p text:style-name="P1">Frontend<text:tab/>1</text:p>
          <text:p text:style-name="P1">Backend<text:tab/>1</text:p>
          <text:p text:style-name="P1">Anhang<text:tab/>1</text:p>
        </text:index-body>
      </text:table-of-content>
      <text:h text:style-name="Heading_20_2" text:outline-level="2"/>
      <text:h text:style-name="Heading_20_2" text:outline-level="2">Einführung</text:h>
      <text:p text:style-name="Text_20_body"/>
      <text:p text:style-name="Text_20_body"/>
      <text:p text:style-name="P2">Einrichtung von PostgreSQL 8.4 unter Ubuntu 10.10</text:p>
      <text:p text:style-name="Text_20_body"/>
      <text:p text:style-name="Text_20_body"/>
      <text:p text:style-name="Text_20_body">Pakete installieren:</text:p>
      <text:p text:style-name="Text_20_body">$ apt-get install postgresql-8.4 postgresql-client-8.4</text:p>
      <text:p text:style-name="Text_20_body"/>
      <text:p text:style-name="Text_20_body">Dann zum User "postgres" wechseln und den "swa"-User anlegen:</text:p>
      <text:p text:style-name="Text_20_body">$ sudo -u postgres sh</text:p>
      <text:p text:style-name="Text_20_body">$ createuser swa -P</text:p>
      <text:p text:style-name="Text_20_body">Enter password for new role: swa11</text:p>
      <text:p text:style-name="Text_20_body">Enter it again: swa11</text:p>
      <text:p text:style-name="Text_20_body">Shall the new role be a superuser? (y/n) y</text:p>
      <text:p text:style-name="Text_20_body"/>
      <text:p text:style-name="Text_20_body">Dann die Datenbank anlegen:</text:p>
      <text:p text:style-name="Text_20_body">$ createdb swa</text:p>
      <text:p text:style-name="Text_20_body"/>
      <text:p text:style-name="Text_20_body">(dann exit, d.h. die subshell vom postgres-User verlassen)</text:p>
      <text:p text:style-name="Text_20_body"/>
      <text:p text:style-name="Text_20_body">in /etc/postgresql/8.4/main/pg_hba.conf "ident" auf md5 ändern (2x)</text:p>
      <text:p text:style-name="Text_20_body"/>
      <text:p text:style-name="Text_20_body">Den Datenbankserver neu starten:</text:p>
      <text:p text:style-name="Text_20_body">$ sudo service postgresql restart</text:p>
      <text:p text:style-name="Text_20_body"/>
      <text:p text:style-name="Text_20_body">Danach sollte man sich mit:</text:p>
      <text:p text:style-name="Text_20_body"/>
      <text:p text:style-name="Text_20_body"><text:soft-page-break/>$ psql swa swa</text:p>
      <text:p text:style-name="Text_20_body"/>
      <text:p text:style-name="Text_20_body">einloggen können (Passwort = swa11 wie in der Angabe!)</text:p>
      <text:p text:style-name="Text_20_body"/>
      <text:p text:style-name="Text_20_body"/>
      <text:p text:style-name="P2">Generieren der Model-Klassen + DAOs + Unit-Tests</text:p>
      <text:p text:style-name="Text_20_body"/>
      <text:p text:style-name="Text_20_body">Das Projekt unter Eclipse öffnen.</text:p>
      <text:p text:style-name="Text_20_body"/>
      <text:p text:style-name="Text_20_body">Die Datei src/workflow/generator.mwe auswählen und mit</text:p>
      <text:p text:style-name="Text_20_body"/>
      <text:p text:style-name="Text_20_body"><text:s text:c="2"/>"Run as MWE Workflow"</text:p>
      <text:p text:style-name="Text_20_body"/>
      <text:p text:style-name="Text_20_body">ausführen -&gt; Dateien werden erstellt:</text:p>
      <text:p text:style-name="Text_20_body"/>
      <text:p text:style-name="Text_20_body"><text:s text:c="2"/>Entities in src-gen/</text:p>
      <text:p text:style-name="Text_20_body"><text:s text:c="2"/>DAOs in src-gen/</text:p>
      <text:p text:style-name="Text_20_body"><text:s text:c="2"/>Unit-Tests in src-gen/</text:p>
      <text:p text:style-name="Text_20_body"><text:s text:c="2"/>drop-tables.sql im Hauptverzeichnis</text:p>
      <text:p text:style-name="Text_20_body"><text:s text:c="2"/>persistence.xml in bin/META_INF/</text:p>
      <text:p text:style-name="Text_20_body"/>
      <text:p text:style-name="Text_20_body">Danach kann man die Tests mit</text:p>
      <text:p text:style-name="Text_20_body"/>
      <text:p text:style-name="Text_20_body"><text:s text:c="2"/>"Run as JUnit Test"</text:p>
      <text:p text:style-name="Text_20_body"/>
      <text:p text:style-name="Text_20_body">ausführen - das erstellt beim ersten Benutzen die Tabellen.</text:p>
      <text:p text:style-name="Text_20_body"/>
      <text:p text:style-name="Text_20_body"/>
      <text:p text:style-name="Text_20_body">T<text:span text:style-name="T1">omcat-Server unter Eclipse for Java EE einrichten</text:span></text:p>
      <text:p text:style-name="Text_20_body"/>
      <text:p text:style-name="Text_20_body">verwendete tomcat version:</text:p>
      <text:p text:style-name="Text_20_body">http://apache.webersiedlung.at/tomcat/tomcat-7/v7.0.14/bin/</text:p>
      <text:p text:style-name="Text_20_body"/>
      <text:p text:style-name="Text_20_body">einrichten des eclipse plugins:</text:p>
      <text:p text:style-name="Text_20_body">http://www.mulesoft.com/tomcat-eclipse</text:p>
      <text:p text:style-name="Text_20_body"/>
      <text:p text:style-name="Text_20_body"/>
      <text:h text:style-name="Heading_20_2" text:outline-level="2"><text:soft-page-break/>Architektur</text:h>
      <text:p text:style-name="Text_20_body"/>
      <text:p text:style-name="Text_20_body"/>
      <text:p text:style-name="Text_20_body"/>
      <text:h text:style-name="Heading_20_2" text:outline-level="2">Datenmodell</text:h>
      <text:p text:style-name="Text_20_body"/>
      <text:p text:style-name="Text_20_body"/>
      <text:p text:style-name="Text_20_body"/>
      <text:h text:style-name="Heading_20_2" text:outline-level="2">Frontend</text:h>
      <text:p text:style-name="Text_20_body"/>
      <text:p text:style-name="Text_20_body"/>
      <text:p text:style-name="Text_20_body"/>
      <text:p text:style-name="Text_20_body"/>
      <text:h text:style-name="Heading_20_2" text:outline-level="2">Backend</text:h>
      <text:p text:style-name="Text_20_body"/>
      <text:p text:style-name="Text_20_body"/>
      <text:p text:style-name="P2">API Backend services für das Frontend</text:p>
      <text:p text:style-name="Text_20_body"/>
      <text:p text:style-name="Text_20_body">Das Backend bietet ein paar Services für das Frontend (siehe</text:p>
      <text:p text:style-name="Text_20_body">die Klasse notification.Backend):</text:p>
      <text:p text:style-name="Text_20_body"/>
      <text:p text:style-name="Text_20_body"><text:s/>* registerClient() - um sich für Notifications zu registrieren</text:p>
      <text:p text:style-name="Text_20_body"><text:s/>* unregisterClient() - um die Notifications wieder abzubestellen</text:p>
      <text:p text:style-name="Text_20_body"/>
      <text:p text:style-name="Text_20_body"><text:s/>* onMapCreated() - "kümmere dich um die Updates für eine bestimmte Map"</text:p>
      <text:p text:style-name="Text_20_body"><text:s/>* onMapDestroyed() - "die Map gibt's nicht mehr - keine Updates ausführen"</text:p>
      <text:p text:style-name="Text_20_body"/>
      <text:p text:style-name="Text_20_body">Die Frontends müssen (zB hardcodiert oder über eine Konfigurations-Datei) über</text:p>
      <text:p text:style-name="Text_20_body">die einzelnen Hosts bescheid wissen, auf denen Backend-Instanzen laufen.</text:p>
      <text:p text:style-name="Text_20_body"/>
      <text:p text:style-name="Text_20_body"/>
      <text:p text:style-name="Text_20_body">Finden einer Backend-Instanz für einen bestimmten Host</text:p>
      <text:p text:style-name="Text_20_body">----------------------------------------------------------------------</text:p>
      <text:p text:style-name="Text_20_body"/>
      <text:p text:style-name="Text_20_body"><text:soft-page-break/>Dafür gibt's die Helper-Klasse "backend.BackendLocator", die eine statische</text:p>
      <text:p text:style-name="Text_20_body">Funktion "getBackendByHost(String)" besitzt. Übergibt man den Hostnamen, und</text:p>
      <text:p text:style-name="Text_20_body">läuft auf dem entsprechenden Host eine Backend-Instanz, so bekommt man ein</text:p>
      <text:p text:style-name="Text_20_body">"notification.Backend"-Objekt als Resultat, welches die oben beschriebenen</text:p>
      <text:p text:style-name="Text_20_body">Methoden bereit stellt.</text:p>
      <text:p text:style-name="Text_20_body"/>
      <text:p text:style-name="Text_20_body"/>
      <text:p text:style-name="Text_20_body">API, die das Backend vom Frontend erwartet</text:p>
      <text:p text:style-name="Text_20_body">---------------------------------------------------------</text:p>
      <text:p text:style-name="Text_20_body"/>
      <text:p text:style-name="Text_20_body">Das Frontend muss das Interface "notification.Frontend" implementieren. Dieses</text:p>
      <text:p text:style-name="Text_20_body">Interface hat eh nur 1 Methode:</text:p>
      <text:p text:style-name="Text_20_body"/>
      <text:p text:style-name="Text_20_body"><text:s/>* onGameStepCreated() - Backend hat soeben einen neuen GameStep erstellt</text:p>
      <text:p text:style-name="Text_20_body"/>
      <text:p text:style-name="Text_20_body">Die implementierende Instanz muss beim Aufruf von registerClient() und beim</text:p>
      <text:p text:style-name="Text_20_body">Aufruf von unregisterClient() übergeben werden.</text:p>
      <text:p text:style-name="Text_20_body"/>
      <text:p text:style-name="Text_20_body"/>
      <text:p text:style-name="Text_20_body">Typischer Ablauf (am Beispiel 1 Frontend, 1 Backend)</text:p>
      <text:p text:style-name="Text_20_body">-------------------------------------------------------------------</text:p>
      <text:p text:style-name="Text_20_body"/>
      <text:p text:style-name="Text_20_body">1.) Backend wird gestartet:</text:p>
      <text:p text:style-name="Text_20_body"/>
      <text:p text:style-name="Text_20_body"><text:s text:c="4"/>java backend.BackendServer</text:p>
      <text:p text:style-name="Text_20_body"/>
      <text:p text:style-name="Text_20_body">2.) Frontend wird gestartet, und macht (schematisch) folgende Aufrufe:</text:p>
      <text:p text:style-name="Text_20_body"/>
      <text:p text:style-name="Text_20_body"><text:s text:c="4"/>Backend backend = BackendLocator.getBackendByHost("backend1.local");</text:p>
      <text:p text:style-name="Text_20_body"><text:s text:c="4"/>backend.registerClient(this);</text:p>
      <text:p text:style-name="Text_20_body"><text:s text:c="4"/>// ... Mainloop ...</text:p>
      <text:p text:style-name="Text_20_body"><text:s text:c="4"/>backend.unregisterClient(this);</text:p>
      <text:p text:style-name="Text_20_body"/>
      <text:p text:style-name="Text_20_body">3.) Wenn eine neue Map erstellt wird, ruft das Frontend folgendes auf:</text:p>
      <text:p text:style-name="Text_20_body"/>
      <text:p text:style-name="Text_20_body"><text:s text:c="4"/>long newMapId = /* ID der neuen Map */;</text:p>
      <text:p text:style-name="Text_20_body"><text:s text:c="4"/>backend.onMapCreated(newMapId);</text:p>
      <text:p text:style-name="Text_20_body"><text:soft-page-break/></text:p>
      <text:p text:style-name="Text_20_body">4.) Wenn eine Map beendet/geschlossen/entfernt wird, macht das Frontend:</text:p>
      <text:p text:style-name="Text_20_body"/>
      <text:p text:style-name="Text_20_body"><text:s text:c="4"/>long oldMapId = /* ID der gelöschten Map */;</text:p>
      <text:p text:style-name="Text_20_body"><text:s text:c="4"/>backend.onMapDestroyed(oldMapId);</text:p>
      <text:p text:style-name="Text_20_body"/>
      <text:p text:style-name="Text_20_body">5.) Das Frontend implementiert die Methode onGameStepCreated(). wenn diese</text:p>
      <text:p text:style-name="Text_20_body"><text:s text:c="4"/>Funktion aufgerufen wird, dann muss sich das Frontend darum kümmern, die</text:p>
      <text:p text:style-name="Text_20_body"><text:s text:c="4"/>neuen Daten aus der Datenbank zu lesen, und diese den Clients anzuzeigen.</text:p>
      <text:p text:style-name="Text_20_body"/>
      <text:p text:style-name="Text_20_body"/>
      <text:p text:style-name="Text_20_body"/>
      <text:h text:style-name="Heading_20_2" text:outline-level="2">Anhang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2T09:05:05</meta:creation-date>
    <meta:generator>LibreOffice/3.3$Unix LibreOffice_project/330m19$Build-202</meta:generator>
    <dc:date>2011-06-12T09:44:10</dc:date>
    <meta:editing-duration>PT13M16S</meta:editing-duration>
    <meta:editing-cycles>20</meta:editing-cycles>
    <meta:document-statistic meta:table-count="0" meta:image-count="0" meta:object-count="0" meta:page-count="5" meta:paragraph-count="90" meta:word-count="474" meta:character-count="3771"/>
  </office:meta>
</office:document-meta>
</file>